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bold" officeooo:rsid="0024c9be" officeooo:paragraph-rsid="0024c9be" style:font-weight-asian="bold" style:font-weight-complex="bold"/>
    </style:style>
    <style:style style:name="P2" style:family="paragraph" style:parent-style-name="Heading_20_2">
      <style:text-properties fo:font-style="italic" fo:font-weight="bold" officeooo:rsid="0024c9be" officeooo:paragraph-rsid="0024c9be" style:font-style-asian="italic" style:font-weight-asian="bold" style:font-style-complex="italic" style:font-weight-complex="bold"/>
    </style:style>
    <style:style style:name="P3" style:family="paragraph" style:parent-style-name="Heading_20_2">
      <style:text-properties officeooo:paragraph-rsid="0026bd7f"/>
    </style:style>
    <style:style style:name="P4" style:family="paragraph" style:parent-style-name="Preformatted_20_Text">
      <loext:graphic-properties draw:fill="solid" draw:fill-color="#f8f8f8" draw:opacity="100%"/>
      <style:paragraph-properties fo:background-color="#f8f8f8"/>
    </style:style>
    <style:style style:name="P5" style:family="paragraph" style:parent-style-name="Preformatted_20_Text">
      <loext:graphic-properties draw:fill="solid" draw:fill-color="#f8f8f8" draw:opacity="100%"/>
      <style:paragraph-properties fo:background-color="#f8f8f8"/>
      <style:text-properties fo:color="#bb4444" loext:opacity="100%"/>
    </style:style>
    <style:style style:name="P6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background-color="#f8f8f8"/>
    </style:style>
    <style:style style:name="P7" style:family="paragraph" style:parent-style-name="Preformatted_20_Text">
      <style:text-properties fo:font-style="italic" fo:font-weight="bold" officeooo:rsid="0024c9be" officeooo:paragraph-rsid="0024c9be" style:font-style-asian="italic" style:font-weight-asian="bold" style:font-style-complex="italic" style:font-weight-complex="bold"/>
    </style:style>
    <style:style style:name="P8" style:family="paragraph" style:parent-style-name="Preformatted_20_Text">
      <style:text-properties fo:font-weight="bold" officeooo:rsid="0024c9be" officeooo:paragraph-rsid="0024c9be" style:font-weight-asian="bold" style:font-weight-complex="bold"/>
    </style:style>
    <style:style style:name="P9" style:family="paragraph" style:parent-style-name="Standard">
      <style:text-properties fo:font-weight="bold" officeooo:rsid="001ff83b" officeooo:paragraph-rsid="001ff83b" style:font-weight-asian="bold" style:font-weight-complex="bold"/>
    </style:style>
    <style:style style:name="P10" style:family="paragraph" style:parent-style-name="Standard" style:list-style-name="L1">
      <style:text-properties fo:font-weight="bold" officeooo:rsid="001ff83b" officeooo:paragraph-rsid="001ff83b" style:font-weight-asian="bold" style:font-weight-complex="bold"/>
    </style:style>
    <style:style style:name="P11" style:family="paragraph" style:parent-style-name="Standard" style:list-style-name="L2">
      <style:text-properties fo:font-weight="bold" officeooo:rsid="001ff83b" officeooo:paragraph-rsid="001ff83b" style:font-weight-asian="bold" style:font-weight-complex="bold"/>
    </style:style>
    <style:style style:name="P12" style:family="paragraph" style:parent-style-name="Standard" style:list-style-name="L2">
      <style:text-properties fo:font-weight="bold" officeooo:rsid="0021ae8a" officeooo:paragraph-rsid="0021ae8a" style:font-weight-asian="bold" style:font-weight-complex="bold"/>
    </style:style>
    <style:style style:name="P13" style:family="paragraph" style:parent-style-name="Standard">
      <style:text-properties fo:font-weight="bold" officeooo:rsid="0021ae8a" officeooo:paragraph-rsid="0021ae8a" style:font-weight-asian="bold" style:font-weight-complex="bold"/>
    </style:style>
    <style:style style:name="P14" style:family="paragraph" style:parent-style-name="Standard">
      <style:text-properties fo:font-weight="bold" officeooo:rsid="0022c8f0" officeooo:paragraph-rsid="0022c8f0" style:font-weight-asian="bold" style:font-weight-complex="bold"/>
    </style:style>
    <style:style style:name="P15" style:family="paragraph" style:parent-style-name="Standard">
      <style:text-properties fo:font-weight="bold" officeooo:rsid="00238d42" officeooo:paragraph-rsid="00238d42" style:font-weight-asian="bold" style:font-weight-complex="bold"/>
    </style:style>
    <style:style style:name="P16" style:family="paragraph" style:parent-style-name="Standard">
      <style:text-properties fo:font-weight="bold" officeooo:rsid="0023fd6f" officeooo:paragraph-rsid="0023fd6f" style:font-weight-asian="bold" style:font-weight-complex="bold"/>
    </style:style>
    <style:style style:name="P17" style:family="paragraph" style:parent-style-name="Standard">
      <style:text-properties fo:font-weight="bold" officeooo:rsid="0024c9be" officeooo:paragraph-rsid="0024c9be" style:font-weight-asian="bold" style:font-weight-complex="bold"/>
    </style:style>
    <style:style style:name="P18" style:family="paragraph" style:parent-style-name="Standard">
      <style:text-properties fo:font-weight="bold" officeooo:rsid="0026bd7f" officeooo:paragraph-rsid="0026bd7f" style:font-weight-asian="bold" style:font-weight-complex="bold"/>
    </style:style>
    <style:style style:name="P19" style:family="paragraph" style:parent-style-name="Standard" style:list-style-name="L2">
      <style:text-properties fo:font-weight="bold" officeooo:rsid="00271234" officeooo:paragraph-rsid="00271234" style:font-weight-asian="bold" style:font-weight-complex="bold"/>
    </style:style>
    <style:style style:name="P20" style:family="paragraph" style:parent-style-name="Standard">
      <style:text-properties fo:font-weight="bold" officeooo:rsid="00271234" officeooo:paragraph-rsid="00271234" style:font-weight-asian="bold" style:font-weight-complex="bold"/>
    </style:style>
    <style:style style:name="P21" style:family="paragraph" style:parent-style-name="Standard">
      <style:text-properties fo:font-style="italic" fo:font-weight="bold" officeooo:rsid="0024c9be" officeooo:paragraph-rsid="0024c9be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26bd7f" officeooo:paragraph-rsid="0026bd7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normal" officeooo:rsid="0026bd7f" officeooo:paragraph-rsid="0026bd7f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weight="normal" officeooo:rsid="0026bd7f" officeooo:paragraph-rsid="0026bd7f" style:font-weight-asian="normal" style:font-weight-complex="normal"/>
    </style:style>
    <style:style style:name="P25" style:family="paragraph" style:parent-style-name="Standard">
      <style:text-properties fo:font-weight="normal" officeooo:rsid="0022c8f0" officeooo:paragraph-rsid="0022c8f0" style:font-weight-asian="normal" style:font-weight-complex="normal"/>
    </style:style>
    <style:style style:name="P26" style:family="paragraph" style:parent-style-name="Standard">
      <style:text-properties fo:font-weight="normal" officeooo:rsid="00238d42" officeooo:paragraph-rsid="00238d42" style:font-weight-asian="normal" style:font-weight-complex="normal"/>
    </style:style>
    <style:style style:name="P27" style:family="paragraph" style:parent-style-name="Standard">
      <style:text-properties fo:font-weight="normal" officeooo:rsid="0023fd6f" officeooo:paragraph-rsid="0023fd6f" style:font-weight-asian="normal" style:font-weight-complex="normal"/>
    </style:style>
    <style:style style:name="P28" style:family="paragraph" style:parent-style-name="Standard">
      <style:text-properties fo:font-weight="normal" officeooo:rsid="0021ae8a" officeooo:paragraph-rsid="0021ae8a" style:font-weight-asian="normal" style:font-weight-complex="normal"/>
    </style:style>
    <style:style style:name="P29" style:family="paragraph" style:parent-style-name="Standard">
      <style:text-properties fo:font-weight="normal" officeooo:rsid="00271234" officeooo:paragraph-rsid="00271234" style:font-weight-asian="normal" style:font-weight-complex="normal"/>
    </style:style>
    <style:style style:name="P30" style:family="paragraph" style:parent-style-name="Standard">
      <style:text-properties fo:font-size="20pt" fo:font-weight="bold" officeooo:rsid="0022c8f0" officeooo:paragraph-rsid="0022c8f0" style:font-size-asian="20pt" style:font-weight-asian="bold" style:font-size-complex="20pt" style:font-weight-complex="bold"/>
    </style:style>
    <style:style style:name="P31" style:family="paragraph" style:parent-style-name="Text_20_body" style:list-style-name="L3"/>
    <style:style style:name="P32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6bd7f" style:font-style-asian="normal" style:font-style-complex="normal"/>
    </style:style>
    <style:style style:name="T4" style:family="text">
      <style:text-properties fo:color="#bb4444" loext:opacity="100%"/>
    </style:style>
    <style:style style:name="T5" style:family="text">
      <style:text-properties fo:color="#bb4444" loext:opacity="100%" fo:font-style="normal" style:font-style-asian="normal" style:font-style-complex="normal"/>
    </style:style>
    <style:style style:name="T6" style:family="text">
      <style:text-properties officeooo:rsid="0026bd7f"/>
    </style:style>
    <style:style style:name="T7" style:family="text">
      <style:text-properties fo:color="#aa22ff" loext:opacity="100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26bd7f" style:font-size-asian="20pt" style:font-size-complex="20pt"/>
    </style:style>
    <style:style style:name="T11" style:family="text">
      <style:text-properties fo:font-weight="bold" officeooo:rsid="0024c9b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 text:c="37"/><text:span text:style-name="T1"><text:s/>KUBERNETES <text:s text:c="4"/></text:span><text:s/></text:p>
      <text:p text:style-name="P9"/>
      <text:p text:style-name="P9"/>
      <text:p text:style-name="P9">kubernetes compenets:</text:p>
      <text:p text:style-name="P9"/>
      <text:list xml:id="list1541259747" text:style-name="L1">
        <text:list-item>
          <text:p text:style-name="P10">kube-apiserver</text:p>
        </text:list-item>
        <text:list-item>
          <text:p text:style-name="P10">kube-schdeular</text:p>
        </text:list-item>
        <text:list-item>
          <text:p text:style-name="P10">kube-controller-manager</text:p>
        </text:list-item>
        <text:list-item>
          <text:p text:style-name="P10">kube-proxy</text:p>
        </text:list-item>
        <text:list-item>
          <text:p text:style-name="P10">coredns</text:p>
        </text:list-item>
      </text:list>
      <text:p text:style-name="P9"/>
      <text:p text:style-name="P9">kubernetes objects:</text:p>
      <text:p text:style-name="P9"/>
      <text:list xml:id="list1434218360" text:style-name="L2">
        <text:list-item>
          <text:p text:style-name="P11">pod</text:p>
        </text:list-item>
        <text:list-item>
          <text:p text:style-name="P11">deployment</text:p>
        </text:list-item>
        <text:list-item>
          <text:p text:style-name="P11">daemonsets</text:p>
        </text:list-item>
        <text:list-item>
          <text:p text:style-name="P11">statefulsets</text:p>
        </text:list-item>
        <text:list-item>
          <text:p text:style-name="P11">service</text:p>
        </text:list-item>
        <text:list-item>
          <text:p text:style-name="P19">replicaset</text:p>
        </text:list-item>
        <text:list-item>
          <text:p text:style-name="P19">replicacontroller</text:p>
        </text:list-item>
        <text:list-item>
          <text:p text:style-name="P11">namespace and contexts</text:p>
        </text:list-item>
        <text:list-item>
          <text:p text:style-name="P11">resourcequotas</text:p>
        </text:list-item>
        <text:list-item>
          <text:p text:style-name="P11">serviceaccount</text:p>
        </text:list-item>
        <text:list-item>
          <text:p text:style-name="P11">clusterrolebinding</text:p>
        </text:list-item>
        <text:list-item>
          <text:p text:style-name="P11">limitrange</text:p>
        </text:list-item>
        <text:list-item>
          <text:p text:style-name="P11">persistentvolume</text:p>
        </text:list-item>
        <text:list-item>
          <text:p text:style-name="P11">persistentvolumeclaim</text:p>
        </text:list-item>
        <text:list-item>
          <text:p text:style-name="P11">configmaps</text:p>
        </text:list-item>
        <text:list-item>
          <text:p text:style-name="P11">secrets</text:p>
        </text:list-item>
        <text:list-item>
          <text:p text:style-name="P11">job</text:p>
        </text:list-item>
        <text:list-item>
          <text:p text:style-name="P11">cronjobs</text:p>
        </text:list-item>
        <text:list-item>
          <text:p text:style-name="P11">podDisruptionBudget</text:p>
        </text:list-item>
        <text:list-item>
          <text:p text:style-name="P11">podPreset</text:p>
        </text:list-item>
        <text:list-item>
          <text:p text:style-name="P12">HorizontalPodAutoScaler</text:p>
        </text:list-item>
        <text:list-item>
          <text:p text:style-name="P12">VerticalPodAutoScaler</text:p>
        </text:list-item>
      </text:list>
      <text:p text:style-name="P13"/>
      <text:p text:style-name="P13"/>
      <text:p text:style-name="P13"/>
      <text:p text:style-name="P13"/>
      <text:p text:style-name="P13">Architure of Kubernetes</text:p>
      <text:p text:style-name="P13"/>
      <text:p text:style-name="P13"/>
      <text:p text:style-name="P28">kubectl is the client where we post our commands </text:p>
      <text:p text:style-name="P28"/>
      <text:p text:style-name="P28">kubelet is a agent which runs on all the nodes including master node, it will <text:s/>send heatbeat signals to kube-controller-manager for particular interval of time so that kube-controller-manager understands that nodes are ready or healthy</text:p>
      <text:p text:style-name="P28"/>
      <text:p text:style-name="P28">kube-schedular schedules the pods to the healthy nodes</text:p>
      <text:p text:style-name="P13"><text:s/></text:p>
      <text:p text:style-name="P14"/>
      <text:p text:style-name="P17"><text:soft-page-break/></text:p>
      <text:p text:style-name="P17"/>
      <text:p text:style-name="P17"><text:span text:style-name="T10">C</text:span><text:span text:style-name="T9">luster creation using kubeadm</text:span></text:p>
      <text:h text:style-name="P3" text:outline-level="2"><text:bookmark text:name="before-you-begin"/><text:span text:style-name="T11">Before you begin</text:span></text:h>
      <text:list xml:id="list3042651306" text:style-name="L3">
        <text:list-header>
          <text:p text:style-name="P32">One or more machines running a deb/rpm-compatible Linux OS; for example: Ubuntu or CentOS. </text:p>
        </text:list-header>
        <text:list-item>
          <text:p text:style-name="P32">2 GiB or more of RAM per machine--any less leaves little room for your apps. </text:p>
        </text:list-item>
        <text:list-item>
          <text:p text:style-name="P32">At least 2 CPUs on the machine that you use as a control-plane node. </text:p>
        </text:list-item>
        <text:list-item>
          <text:p text:style-name="P31">Full network connectivity among all machines in the cluster. You can use either a public or a private network. </text:p>
        </text:list-item>
      </text:list>
      <text:p text:style-name="P21"><text:span text:style-name="T2"><text:s/></text:span></text:p>
      <text:p text:style-name="P7"><text:span text:style-name="Source_20_Text"><text:span text:style-name="T2">cat </text:span></text:span><text:span text:style-name="Source_20_Text"><text:span text:style-name="T5">&lt;&lt;EOF | sudo tee /etc/sysctl.d/k8s.conf</text:span></text:span></text:p>
      <text:p text:style-name="P4"><text:span text:style-name="Source_20_Text"><text:span text:style-name="T4">net.bridge.bridge-nf-call-ip6tables = 1</text:span></text:span></text:p>
      <text:p text:style-name="P4"><text:span text:style-name="Source_20_Text"><text:span text:style-name="T4">net.bridge.bridge-nf-call-iptables = 1</text:span></text:span></text:p>
      <text:p text:style-name="P5"><text:span text:style-name="Source_20_Text">EOF</text:span></text:p>
      <text:p text:style-name="P6"><text:span text:style-name="Source_20_Text">sudo sysctl --system</text:span></text:p>
      <text:p text:style-name="P21"><text:span text:style-name="T2"/></text:p>
      <text:h text:style-name="P2" text:outline-level="2"><text:bookmark text:name="installing-runtime"/><text:span text:style-name="T2">Installing a container runtime</text:span><text:a xlink:type="simple" xlink:href="https://kubernetes.io/docs/setup/production-environment/tools/kubeadm/install-kubeadm/#installing-runtime" text:style-name="Internet_20_link" text:visited-style-name="Visited_20_Internet_20_Link"><text:span text:style-name="T2"> </text:span></text:a></text:h>
      <text:p text:style-name="P21"><text:span text:style-name="T2"/></text:p>
      <text:p text:style-name="P23"><text:span text:style-name="T2">Install docker</text:span></text:p>
      <text:p text:style-name="P22"><text:span text:style-name="T2"/></text:p>
      <text:p text:style-name="P22"><text:span text:style-name="T2"/></text:p>
      <text:p text:style-name="P23"><text:span text:style-name="T2">apt-get install docker.io</text:span></text:p>
      <text:p text:style-name="P22"><text:span text:style-name="T2"/></text:p>
      <text:h text:style-name="P1" text:outline-level="2"><text:bookmark text:name="installing-kubeadm-kubelet-and-kubectl"/>Installing kubeadm, kubelet and kubectl<text:a xlink:type="simple" xlink:href="https://kubernetes.io/docs/setup/production-environment/tools/kubeadm/install-kubeadm/#installing-kubeadm-kubelet-and-kubectl" text:style-name="Internet_20_link" text:visited-style-name="Visited_20_Internet_20_Link"> </text:a></text:h>
      <text:p text:style-name="P17"/>
      <text:p text:style-name="P8"><text:span text:style-name="Source_20_Text">sudo apt-get update</text:span></text:p>
      <text:p text:style-name="P8"><text:span text:style-name="Source_20_Text">sudo apt-get install -y apt-transport-https ca-certificates curl</text:span></text:p>
      <text:p text:style-name="P17"/>
      <text:p text:style-name="P17"/>
      <text:p text:style-name="P8"><text:span text:style-name="Source_20_Text"/></text:p>
      <text:p text:style-name="P8"><text:span text:style-name="Source_20_Text">sudo curl -fsSLo /usr/share/keyrings/kubernetes-archive-keyring.gpg https://packages.cloud.google.com/apt/doc/apt-key.gpg</text:span></text:p>
      <text:p text:style-name="P17"/>
      <text:p text:style-name="P8"><text:span text:style-name="Source_20_Text"><text:span text:style-name="T7"/></text:span></text:p>
      <text:p text:style-name="P8"><text:span text:style-name="Source_20_Text"><text:span text:style-name="T7">echo</text:span></text:span><text:span text:style-name="Source_20_Text"> </text:span><text:span text:style-name="Source_20_Text"><text:span text:style-name="T4">"deb [signed-by=/usr/share/keyrings/kubernetes-archive-keyring.gpg] https://apt.kubernetes.io/ kubernetes-xenial main"</text:span></text:span><text:span text:style-name="Source_20_Text"> | sudo tee /etc/apt/sources.list.d/kubernetes.list</text:span></text:p>
      <text:p text:style-name="P17"/>
      <text:p text:style-name="P17"/>
      <text:p text:style-name="P17"/>
      <text:p text:style-name="P17"/>
      <text:p text:style-name="P8"><text:span text:style-name="Source_20_Text">sudo apt-get update</text:span></text:p>
      <text:p text:style-name="P8"><text:span text:style-name="Source_20_Text">sudo apt-get install -y kubelet kubeadm kubectl</text:span></text:p>
      <text:p text:style-name="P17"/>
      <text:p text:style-name="P14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>on Master Node </text:p>
      <text:p text:style-name="P18"/>
      <text:p text:style-name="P18"><text:s/><text:span text:style-name="T8">$ kubeadm init –adverstise-apiserver-address=mastersIP –pod-network-cidr=&lt; <text:s text:c="2"/>&gt;</text:span></text:p>
      <text:p text:style-name="P18"/>
      <text:p text:style-name="P18"/>
      <text:p text:style-name="P18"/>
      <text:p text:style-name="P18"/>
      <text:p text:style-name="P18">on worker Node</text:p>
      <text:p text:style-name="P18"/>
      <text:p text:style-name="P24">join with the token generated at master node while initing cluster</text:p>
      <text:p text:style-name="P18"/>
      <text:p text:style-name="P14"/>
      <text:p text:style-name="P14"/>
      <text:p text:style-name="P14"/>
      <text:p text:style-name="P14"/>
      <text:p text:style-name="P30">yamls for reference </text:p>
      <text:p text:style-name="P14"/>
      <text:p text:style-name="P14"/>
      <text:p text:style-name="P14"/>
      <text:p text:style-name="P14"/>
      <text:p text:style-name="P14"/>
      <text:p text:style-name="P14">pod</text:p>
      <text:p text:style-name="P14"/>
      <text:p text:style-name="P14"/>
      <text:p text:style-name="P14"><text:s text:c="2"/></text:p>
      <text:p text:style-name="P14"/>
      <text:p text:style-name="P25">apiVersion: v1</text:p>
      <text:p text:style-name="P25">kind: Pod</text:p>
      <text:p text:style-name="P25">metadata: </text:p>
      <text:p text:style-name="P25"><text:s text:c="3"/>name: pod-sai-2</text:p>
      <text:p text:style-name="P25"><text:s text:c="3"/>namespace: vinay</text:p>
      <text:p text:style-name="P25">spec:</text:p>
      <text:p text:style-name="P25"><text:s text:c="3"/>containers:</text:p>
      <text:p text:style-name="P25"><text:s text:c="6"/>- name: img-cont</text:p>
      <text:p text:style-name="P25"><text:s text:c="8"/>image: nginx</text:p>
      <text:p text:style-name="P25"><text:s text:c="3"/>ports:</text:p>
      <text:p text:style-name="P25"><text:s text:c="5"/>- port: 80</text:p>
      <text:p text:style-name="P14"><text:s text:c="2"/>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deployment</text:p>
      <text:p text:style-name="P15"/>
      <text:p text:style-name="P15"/>
      <text:p text:style-name="P25">apiVersion: apps/v1</text:p>
      <text:p text:style-name="P25">kind: Deployment</text:p>
      <text:p text:style-name="P25">metadata:</text:p>
      <text:p text:style-name="P25"><text:s text:c="3"/>name: deployment-nginx</text:p>
      <text:p text:style-name="P25"><text:s text:c="3"/>labels:</text:p>
      <text:p text:style-name="P25"><text:s text:c="6"/>app: nginx</text:p>
      <text:p text:style-name="P25">spec:</text:p>
      <text:p text:style-name="P25"><text:s text:c="3"/>selector:</text:p>
      <text:p text:style-name="P25"><text:s text:c="7"/>matchLabels:</text:p>
      <text:p text:style-name="P25"><text:s text:c="11"/>app: nginx</text:p>
      <text:p text:style-name="P25"><text:s text:c="3"/>replicas: 1</text:p>
      <text:p text:style-name="P25"><text:s text:c="3"/>template:</text:p>
      <text:p text:style-name="P25"><text:s text:c="8"/>metadata:</text:p>
      <text:p text:style-name="P25"><text:s text:c="13"/>name: nginx-pod</text:p>
      <text:p text:style-name="P25"><text:s text:c="13"/>labels:</text:p>
      <text:p text:style-name="P25"><text:s text:c="16"/>app: nginx</text:p>
      <text:p text:style-name="P25"><text:s text:c="8"/>spec:</text:p>
      <text:p text:style-name="P14"><text:s text:c="11"/><text:span text:style-name="T8"><text:s/>containers:</text:span></text:p>
      <text:p text:style-name="P25"><text:s text:c="15"/>- name: nginx-cont-deploy</text:p>
      <text:p text:style-name="P25"><text:s text:c="17"/>image: nginx</text:p>
      <text:p text:style-name="P25"><text:s text:c="17"/>resources:</text:p>
      <text:p text:style-name="P25"><text:s text:c="21"/>limits:</text:p>
      <text:p text:style-name="P25"><text:s text:c="24"/>cpu: 100m</text:p>
      <text:p text:style-name="P25"><text:s text:c="21"/>requests:</text:p>
      <text:p text:style-name="P25"><text:s text:c="24"/>cpu: 100m</text:p>
      <text:p text:style-name="P25"/>
      <text:p text:style-name="P15">service</text:p>
      <text:p text:style-name="P15"/>
      <text:p text:style-name="P26">apiVersion: v1</text:p>
      <text:p text:style-name="P26">kind: Service</text:p>
      <text:p text:style-name="P26">metadata:</text:p>
      <text:p text:style-name="P26"><text:s text:c="5"/>name: nginx-svc</text:p>
      <text:p text:style-name="P26"><text:s text:c="5"/>labels:</text:p>
      <text:p text:style-name="P26"><text:s text:c="8"/>svc: hpa</text:p>
      <text:p text:style-name="P26">spec:</text:p>
      <text:p text:style-name="P26"><text:s text:c="3"/>type: NodePort</text:p>
      <text:p text:style-name="P26"><text:s text:c="3"/>selector:</text:p>
      <text:p text:style-name="P26"><text:s text:c="12"/>app: nginx</text:p>
      <text:p text:style-name="P26"><text:s text:c="3"/>ports:</text:p>
      <text:p text:style-name="P26"><text:s text:c="5"/>- port: 80</text:p>
      <text:p text:style-name="P26"><text:s text:c="7"/>targetPort: 80</text:p>
      <text:p text:style-name="P26"><text:s text:c="7"/>nodePort: 30007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persistentvolume</text:p>
      <text:p text:style-name="P15"/>
      <text:p text:style-name="P15"/>
      <text:p text:style-name="P26">apiVersion: v1</text:p>
      <text:p text:style-name="P26">kind: PersistentVolume</text:p>
      <text:p text:style-name="P26">metadata:</text:p>
      <text:p text:style-name="P26"><text:s text:c="5"/>name: pv-volume-1</text:p>
      <text:p text:style-name="P26">spec:</text:p>
      <text:p text:style-name="P26"><text:s text:c="2"/>storageClassName: host-storage</text:p>
      <text:p text:style-name="P26"><text:s text:c="2"/>capacity:</text:p>
      <text:p text:style-name="P26"><text:s text:c="4"/>storage: 200Mi</text:p>
      <text:p text:style-name="P26"><text:s text:c="2"/>accessModes:</text:p>
      <text:p text:style-name="P26"><text:s text:c="4"/>- ReadWriteOnce</text:p>
      <text:p text:style-name="P26"><text:s text:c="2"/>hostPath:</text:p>
      <text:p text:style-name="P26"><text:s text:c="5"/>path: /kube-volume-1</text:p>
      <text:p text:style-name="P15"/>
      <text:p text:style-name="P15"/>
      <text:p text:style-name="P15">persistentvolumeclaim</text:p>
      <text:p text:style-name="P15"/>
      <text:p text:style-name="P26">apiVersion: v1</text:p>
      <text:p text:style-name="P26">kind: PersistentVolumeClaim</text:p>
      <text:p text:style-name="P26">metadata:</text:p>
      <text:p text:style-name="P26"><text:s text:c="6"/>name: pvc-volume</text:p>
      <text:p text:style-name="P26"><text:s text:c="6"/>labels:</text:p>
      <text:p text:style-name="P26"><text:s text:c="10"/>vol: local-pvc</text:p>
      <text:p text:style-name="P26">spec: </text:p>
      <text:p text:style-name="P26"><text:s text:c="3"/>storageClassName: host-storage</text:p>
      <text:p text:style-name="P26"><text:s text:c="3"/>accessModes:</text:p>
      <text:p text:style-name="P26"><text:s text:c="6"/>- ReadWriteOnce</text:p>
      <text:p text:style-name="P26"><text:s text:c="3"/>resources:</text:p>
      <text:p text:style-name="P26"><text:s text:c="6"/>requests:</text:p>
      <text:p text:style-name="P26"><text:s text:c="9"/>storage: 100Mi</text:p>
      <text:p text:style-name="P15"/>
      <text:p text:style-name="P15">job</text:p>
      <text:p text:style-name="P15"/>
      <text:p text:style-name="P26">apiVersion: batch/v1</text:p>
      <text:p text:style-name="P26">kind: Job</text:p>
      <text:p text:style-name="P26">metadata:</text:p>
      <text:p text:style-name="P26"><text:s text:c="4"/>name: job-sample</text:p>
      <text:p text:style-name="P26">spec:</text:p>
      <text:p text:style-name="P26"><text:s text:c="4"/>ttlSecondsAfterFinished: 60</text:p>
      <text:p text:style-name="P26"><text:s text:c="4"/>template:</text:p>
      <text:p text:style-name="P26"><text:s text:c="6"/>spec:</text:p>
      <text:p text:style-name="P26"><text:s text:c="10"/>containers:</text:p>
      <text:p text:style-name="P26"><text:s text:c="15"/>- name: job-cont</text:p>
      <text:p text:style-name="P26"><text:s text:c="17"/>image: busybox</text:p>
      <text:p text:style-name="P26"><text:s text:c="17"/>command: ["echo","hello"]</text:p>
      <text:p text:style-name="P26"><text:s text:c="10"/>restartPolicy: Never</text:p>
      <text:p text:style-name="P15"/>
      <text:p text:style-name="P15"/>
      <text:p text:style-name="P15"/>
      <text:p text:style-name="P15"/>
      <text:p text:style-name="P15"><text:soft-page-break/>cronjob </text:p>
      <text:p text:style-name="P15"/>
      <text:p text:style-name="P15"/>
      <text:p text:style-name="P26">apiVersion: batch/v1</text:p>
      <text:p text:style-name="P26">kind: CronJob</text:p>
      <text:p text:style-name="P26">metadata:</text:p>
      <text:p text:style-name="P26"><text:s text:c="6"/>name: cron-job-sample</text:p>
      <text:p text:style-name="P26">spec:</text:p>
      <text:p text:style-name="P26"><text:s text:c="4"/>schedule: "* * * * *" </text:p>
      <text:p text:style-name="P26"><text:s text:c="4"/>successfulJobsHistoryLimit: 0</text:p>
      <text:p text:style-name="P26"><text:s text:c="4"/>failedJobsHistoryLimit: 0</text:p>
      <text:p text:style-name="P26"><text:s text:c="4"/>#concurrentPolicy: allow</text:p>
      <text:p text:style-name="P26"><text:s text:c="4"/>jobTemplate:</text:p>
      <text:p text:style-name="P26"><text:s text:c="6"/>spec:</text:p>
      <text:p text:style-name="P26"><text:s text:c="8"/>template:</text:p>
      <text:p text:style-name="P26"><text:s text:c="10"/>spec:</text:p>
      <text:p text:style-name="P26"><text:s text:c="12"/>containers:</text:p>
      <text:p text:style-name="P26"><text:s text:c="14"/>- name: simple-cont</text:p>
      <text:p text:style-name="P26"><text:s text:c="16"/>image: busybox</text:p>
      <text:p text:style-name="P26"><text:s text:c="16"/>command: ["echo","HELLO_WORLD"]</text:p>
      <text:p text:style-name="P26"><text:s text:c="12"/>restartPolicy: Never</text:p>
      <text:p text:style-name="P15"/>
      <text:p text:style-name="P15"/>
      <text:p text:style-name="P15">configmap </text:p>
      <text:p text:style-name="P15"/>
      <text:p text:style-name="P26">apiVersion: v1</text:p>
      <text:p text:style-name="P26">kind: ConfigMap</text:p>
      <text:p text:style-name="P26">metadata:</text:p>
      <text:p text:style-name="P26"><text:s text:c="2"/>name: configmap-sample</text:p>
      <text:p text:style-name="P26">data:</text:p>
      <text:p text:style-name="P26"><text:s text:c="3"/>user.name: devops</text:p>
      <text:p text:style-name="P26"><text:s text:c="3"/>user.role: manager</text:p>
      <text:p text:style-name="P26"/>
      <text:p text:style-name="P15"/>
      <text:p text:style-name="P15">secrets</text:p>
      <text:p text:style-name="P15"/>
      <text:p text:style-name="P26">apiVersion: v1</text:p>
      <text:p text:style-name="P26">kind: Secret</text:p>
      <text:p text:style-name="P26">metadata:</text:p>
      <text:p text:style-name="P26"><text:s text:c="2"/>name: secret-sample</text:p>
      <text:p text:style-name="P26">type: Opaque</text:p>
      <text:p text:style-name="P26">data:</text:p>
      <text:p text:style-name="P26"><text:s text:c="3"/>username: YWRtaW4=</text:p>
      <text:p text:style-name="P26"><text:s text:c="3"/>password: MTIzNDU=</text:p>
      <text:p text:style-name="P2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deamonsets</text:p>
      <text:p text:style-name="P16"/>
      <text:p text:style-name="P16"/>
      <text:p text:style-name="P27">apiVersion: apps/v1</text:p>
      <text:p text:style-name="P27">kind: DaemonSet</text:p>
      <text:p text:style-name="P27">metadata:</text:p>
      <text:p text:style-name="P27"><text:s text:c="4"/>name: nginx-daemon-set</text:p>
      <text:p text:style-name="P27">spec:</text:p>
      <text:p text:style-name="P27"><text:s text:c="3"/>selector:</text:p>
      <text:p text:style-name="P27"><text:s text:c="6"/>matchLabels:</text:p>
      <text:p text:style-name="P27"><text:s text:c="9"/>name: daemon-set</text:p>
      <text:p text:style-name="P27"><text:s text:c="3"/>template:</text:p>
      <text:p text:style-name="P27"><text:s text:c="7"/>metadata:</text:p>
      <text:p text:style-name="P27"><text:s text:c="12"/>labels:</text:p>
      <text:p text:style-name="P27"><text:s text:c="15"/>name: daemon-set</text:p>
      <text:p text:style-name="P27"><text:s text:c="7"/>spec:</text:p>
      <text:p text:style-name="P27"><text:s text:c="9"/>containers:</text:p>
      <text:p text:style-name="P27"><text:s text:c="11"/>- image: nginx</text:p>
      <text:p text:style-name="P27"><text:s text:c="13"/>name: deamon-set-ngin<text:span text:style-name="T6">x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lusterrolebinding</text:p>
      <text:p text:style-name="P16"/>
      <text:p text:style-name="P16"/>
      <text:p text:style-name="P27">apiVersion: rbac.authorization.k8s.io/v1</text:p>
      <text:p text:style-name="P27">kind: ClusterRoleBinding</text:p>
      <text:p text:style-name="P27">metadata:</text:p>
      <text:p text:style-name="P27"><text:s text:c="2"/>name: admin-user</text:p>
      <text:p text:style-name="P27">roleRef:</text:p>
      <text:p text:style-name="P27"><text:s text:c="2"/>apiGroup: rbac.authorization.k8s.io</text:p>
      <text:p text:style-name="P27"><text:s text:c="2"/>kind: ClusterRole</text:p>
      <text:p text:style-name="P27"><text:s text:c="2"/>name: cluster-admin</text:p>
      <text:p text:style-name="P27">subjects:</text:p>
      <text:p text:style-name="P27">- kind: ServiceAccount</text:p>
      <text:p text:style-name="P27"><text:s text:c="2"/>name: admin-user</text:p>
      <text:p text:style-name="P27"><text:s text:c="2"/>namespace: kubernetes-dashboard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servcieaccount</text:p>
      <text:p text:style-name="P16"/>
      <text:p text:style-name="P27">apiVersion: v1</text:p>
      <text:p text:style-name="P27">kind: ServiceAccount</text:p>
      <text:p text:style-name="P27">metadata:</text:p>
      <text:p text:style-name="P27"><text:s text:c="2"/>name: admin-user</text:p>
      <text:p text:style-name="P27"><text:s text:c="2"/>namespace: kubernetes-dashboard</text:p>
      <text:p text:style-name="P27"/>
      <text:p text:style-name="P16"/>
      <text:p text:style-name="P16"/>
      <text:p text:style-name="P16"/>
      <text:p text:style-name="P16">limitrange </text:p>
      <text:p text:style-name="P16"/>
      <text:p text:style-name="P16"/>
      <text:p text:style-name="P27">apiVersion: v1</text:p>
      <text:p text:style-name="P27">kind: LimitRange</text:p>
      <text:p text:style-name="P27">metadata:</text:p>
      <text:p text:style-name="P27"><text:s text:c="5"/>name: sample-lr</text:p>
      <text:p text:style-name="P27"><text:s text:c="5"/>namespace: vinay</text:p>
      <text:p text:style-name="P27">spec:</text:p>
      <text:p text:style-name="P27"><text:s text:c="4"/>limits:</text:p>
      <text:p text:style-name="P27"><text:s text:c="7"/>- default:</text:p>
      <text:p text:style-name="P27"><text:s text:c="13"/>memory: 100Mi</text:p>
      <text:p text:style-name="P27"><text:s text:c="9"/>defaultRequest:</text:p>
      <text:p text:style-name="P27"><text:s text:c="13"/>memory: 10Mi</text:p>
      <text:p text:style-name="P27"><text:s text:c="9"/>type: Container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resourcesquota</text:p>
      <text:p text:style-name="P16"/>
      <text:p text:style-name="P27">apiVersion: v1</text:p>
      <text:p text:style-name="P27">kind: ResourceQuota</text:p>
      <text:p text:style-name="P27">metadata:</text:p>
      <text:p text:style-name="P27"><text:s text:c="6"/>name: sample-res-quota</text:p>
      <text:p text:style-name="P27"><text:s text:c="6"/>namespace: vinay</text:p>
      <text:p text:style-name="P27">spec:</text:p>
      <text:p text:style-name="P27"><text:s text:c="3"/>hard:</text:p>
      <text:p text:style-name="P27"><text:s text:c="5"/>memory: 200Mi</text:p>
      <text:p text:style-name="P27"/>
      <text:p text:style-name="P2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statefulsets</text:p>
      <text:p text:style-name="P16"/>
      <text:p text:style-name="P27">apiVersion: v1</text:p>
      <text:p text:style-name="P27">kind: Service</text:p>
      <text:p text:style-name="P27">metadata:</text:p>
      <text:p text:style-name="P27"><text:s text:c="3"/>name: svc-headless</text:p>
      <text:p text:style-name="P27"><text:s text:c="3"/>labels:</text:p>
      <text:p text:style-name="P27"><text:s text:c="6"/>run: nginx-stateful-set</text:p>
      <text:p text:style-name="P27">spec:</text:p>
      <text:p text:style-name="P27"><text:s text:c="3"/>ports:</text:p>
      <text:p text:style-name="P27"><text:s text:c="5"/>- port: 80</text:p>
      <text:p text:style-name="P27"><text:s text:c="7"/>name: web</text:p>
      <text:p text:style-name="P27"><text:s text:c="3"/>clusterIP: None</text:p>
      <text:p text:style-name="P27"><text:s text:c="3"/>selector:</text:p>
      <text:p text:style-name="P27"><text:s text:c="6"/>run: nginx-stateful-set </text:p>
      <text:p text:style-name="P27"/>
      <text:p text:style-name="P27">---</text:p>
      <text:p text:style-name="P27">apiVersion: apps/v1</text:p>
      <text:p text:style-name="P27">kind: StatefulSet</text:p>
      <text:p text:style-name="P27">metadata:</text:p>
      <text:p text:style-name="P27"><text:s text:c="3"/>name: stateful-set</text:p>
      <text:p text:style-name="P27"><text:s text:c="3"/>labels:</text:p>
      <text:p text:style-name="P27"><text:s text:c="5"/>app: stateful</text:p>
      <text:p text:style-name="P27">spec:</text:p>
      <text:p text:style-name="P27"><text:s text:c="3"/>serviceName: "svc-headless"</text:p>
      <text:p text:style-name="P27"><text:s text:c="3"/>replicas: 2</text:p>
      <text:p text:style-name="P27"><text:s text:c="3"/>selector:</text:p>
      <text:p text:style-name="P27"><text:s text:c="6"/>matchLabels:</text:p>
      <text:p text:style-name="P27"><text:s text:c="9"/>run: nginx-stateful-set</text:p>
      <text:p text:style-name="P27"><text:s text:c="3"/>template:</text:p>
      <text:p text:style-name="P27"><text:s text:c="6"/>metadata:</text:p>
      <text:p text:style-name="P27"><text:s text:c="9"/>labels: </text:p>
      <text:p text:style-name="P27"><text:s text:c="11"/>run: nginx-stateful-set</text:p>
      <text:p text:style-name="P27"><text:s text:c="6"/>spec:</text:p>
      <text:p text:style-name="P27"><text:s text:c="8"/>containers:</text:p>
      <text:p text:style-name="P27"><text:s text:c="10"/>- name: stateful-cont</text:p>
      <text:p text:style-name="P27"><text:s text:c="12"/>image: nginx</text:p>
      <text:p text:style-name="P27"><text:s text:c="12"/>volumeMounts: </text:p>
      <text:p text:style-name="P27"><text:s text:c="14"/>- name: state-vol</text:p>
      <text:p text:style-name="P27"><text:s text:c="16"/>mountPath: /stateful</text:p>
      <text:p text:style-name="P27"><text:s text:c="3"/>volumeClaimTemplates:</text:p>
      <text:p text:style-name="P27"><text:s text:c="6"/>- metadata:</text:p>
      <text:p text:style-name="P27"><text:s text:c="11"/>name: stateful-vol-pvc</text:p>
      <text:p text:style-name="P27"><text:s text:c="8"/>spec:</text:p>
      <text:p text:style-name="P27"><text:s text:c="10"/>storageClassName: host-storage</text:p>
      <text:p text:style-name="P27"><text:s text:c="10"/>accessModes: </text:p>
      <text:p text:style-name="P27"><text:s text:c="12"/>- ReadWriteOnce</text:p>
      <text:p text:style-name="P27"><text:s text:c="10"/>resources:</text:p>
      <text:p text:style-name="P27"><text:s text:c="12"/>requests:</text:p>
      <text:p text:style-name="P27"><text:s text:c="14"/>storage: 100Mi</text:p>
      <text:p text:style-name="P16"/>
      <text:p text:style-name="P16"/>
      <text:p text:style-name="P16"><text:soft-page-break/>horizontalpodAutoscaler</text:p>
      <text:p text:style-name="P16"/>
      <text:p text:style-name="P27">apiVersion: autoscaling/v2</text:p>
      <text:p text:style-name="P27">kind: HorizontalPodAutoscaler</text:p>
      <text:p text:style-name="P27">metadata:</text:p>
      <text:p text:style-name="P27"><text:s text:c="4"/>name: hpa-nginx</text:p>
      <text:p text:style-name="P27">spec:</text:p>
      <text:p text:style-name="P27"><text:s text:c="3"/>maxReplicas: 4</text:p>
      <text:p text:style-name="P27"><text:s text:c="3"/>minReplicas: 1</text:p>
      <text:p text:style-name="P27"><text:s text:c="3"/>scaleTargetRef:</text:p>
      <text:p text:style-name="P27"><text:s text:c="8"/>apiVersion: apps/v1</text:p>
      <text:p text:style-name="P27"><text:s text:c="8"/>kind: Deployment</text:p>
      <text:p text:style-name="P27"><text:s text:c="8"/>name: deployment-nginx</text:p>
      <text:p text:style-name="P27"><text:s text:c="3"/>metrics:</text:p>
      <text:p text:style-name="P27"><text:s text:c="3"/>- type: Resource</text:p>
      <text:p text:style-name="P27"><text:s text:c="5"/>resource:</text:p>
      <text:p text:style-name="P27"><text:s text:c="7"/>name: cpu</text:p>
      <text:p text:style-name="P27"><text:s text:c="7"/>target:</text:p>
      <text:p text:style-name="P27"><text:s text:c="9"/>type: Utilization</text:p>
      <text:p text:style-name="P27"><text:s text:c="9"/>averageUtilization: 20</text:p>
      <text:p text:style-name="P16"/>
      <text:p text:style-name="P16"/>
      <text:p text:style-name="P20">replicaset</text:p>
      <text:p text:style-name="P20"/>
      <text:p text:style-name="P29">apiVersion: v1</text:p>
      <text:p text:style-name="P29">kind: ReplicationController</text:p>
      <text:p text:style-name="P29">metadata:</text:p>
      <text:p text:style-name="P29"><text:s text:c="2"/>name: nginx</text:p>
      <text:p text:style-name="P29">spec:</text:p>
      <text:p text:style-name="P29"><text:s text:c="2"/>replicas: 3</text:p>
      <text:p text:style-name="P29"><text:s text:c="2"/>selector:</text:p>
      <text:p text:style-name="P29"><text:s text:c="4"/>app: nginx</text:p>
      <text:p text:style-name="P29"><text:s text:c="2"/>template:</text:p>
      <text:p text:style-name="P29"><text:s text:c="4"/>metadata:</text:p>
      <text:p text:style-name="P29"><text:s text:c="6"/>name: nginx</text:p>
      <text:p text:style-name="P29"><text:s text:c="6"/>labels:</text:p>
      <text:p text:style-name="P29"><text:s text:c="8"/>app: nginx</text:p>
      <text:p text:style-name="P29"><text:s text:c="4"/>spec:</text:p>
      <text:p text:style-name="P29"><text:s text:c="6"/>containers:</text:p>
      <text:p text:style-name="P29"><text:s text:c="6"/>- name: nginx</text:p>
      <text:p text:style-name="P29"><text:s text:c="8"/>image: nginx</text:p>
      <text:p text:style-name="P29"><text:s text:c="8"/>ports:</text:p>
      <text:p text:style-name="P29"><text:s text:c="10"/>- containerPort: 80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0"><text:soft-page-break/>replicaset</text:p>
      <text:p text:style-name="P20"/>
      <text:p text:style-name="P29">apiVersion: apps/v1</text:p>
      <text:p text:style-name="P29">kind: ReplicaSet</text:p>
      <text:p text:style-name="P29">metadata:</text:p>
      <text:p text:style-name="P29"><text:s text:c="2"/>name: frontend</text:p>
      <text:p text:style-name="P29"><text:s text:c="2"/>labels:</text:p>
      <text:p text:style-name="P29"><text:s text:c="4"/>app: guestbook</text:p>
      <text:p text:style-name="P29"><text:s text:c="4"/>tier: frontend</text:p>
      <text:p text:style-name="P29">spec:</text:p>
      <text:p text:style-name="P29"><text:s text:c="2"/>replicas: 3</text:p>
      <text:p text:style-name="P29"><text:s text:c="2"/>selector:</text:p>
      <text:p text:style-name="P29"><text:s text:c="4"/>matchLabels:</text:p>
      <text:p text:style-name="P29"><text:s text:c="6"/>tier: frontend</text:p>
      <text:p text:style-name="P29"><text:s text:c="2"/>template:</text:p>
      <text:p text:style-name="P29"><text:s text:c="4"/>metadata:</text:p>
      <text:p text:style-name="P29"><text:s text:c="6"/>labels:</text:p>
      <text:p text:style-name="P29"><text:s text:c="8"/>tier: frontend</text:p>
      <text:p text:style-name="P29"><text:s text:c="4"/>spec:</text:p>
      <text:p text:style-name="P29"><text:s text:c="6"/>containers:</text:p>
      <text:p text:style-name="P29"><text:s text:c="6"/>- name: php-redis</text:p>
      <text:p text:style-name="P29"><text:s text:c="8"/>image: ngin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18:35.676020337</meta:creation-date>
    <dc:date>2022-05-05T18:07:35.532819759</dc:date>
    <meta:editing-duration>PT16M43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1" meta:paragraph-count="360" meta:word-count="759" meta:character-count="7403" meta:non-whitespace-character-count="5617"/>
  </office:meta>
</office:document-meta>
</file>